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0.875in"/>
    </style:style>
    <style:style style:name="Table2.D" style:family="table-column">
      <style:table-column-properties style:column-width="0.8799in"/>
    </style:style>
    <style:style style:name="Table2.A1" style:family="table-cell">
      <style:table-cell-properties style:vertical-align="middle"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background-color="#b2b2b2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F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347in" style:rel-column-width="3276*"/>
    </style:style>
    <style:style style:name="Table3.1" style:family="table-row">
      <style:table-row-properties style:min-row-height="1.0868in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 loext:writing-mode="bt-lr">
        <style:background-image/>
      </style:table-cell-properties>
    </style:style>
    <style:style style:name="Table3.B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C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D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E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F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G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H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I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J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K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L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M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N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O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P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Q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R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S1" style:family="table-cell">
      <style:table-cell-properties fo:padding="0.0382in" fo:border-left="0.5pt solid #000000" fo:border-right="none" fo:border-top="0.5pt solid #000000" fo:border-bottom="0.5pt solid #000000" loext:writing-mode="bt-lr"/>
    </style:style>
    <style:style style:name="Table3.T1" style:family="table-cell">
      <style:table-cell-properties fo:padding="0.0382in" fo:border="0.5pt solid #000000" loext:writing-mode="bt-lr"/>
    </style:style>
    <style:style style:name="Table3.2" style:family="table-row">
      <style:table-row-properties style:min-row-height="1in"/>
    </style:style>
    <style:style style:name="Table3.A2" style:family="table-cell">
      <style:table-cell-properties fo:background-color="#b2b2b2" fo:padding="0.0382in" fo:border-left="0.5pt solid #000000" fo:border-right="none" fo:border-top="none" fo:border-bottom="0.5pt solid #000000" loext:writing-mode="bt-lr">
        <style:background-image/>
      </style:table-cell-properties>
    </style:style>
    <style:style style:name="Table3.B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C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D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E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F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G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H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I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J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K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L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M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N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O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P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Q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R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S2" style:family="table-cell">
      <style:table-cell-properties fo:padding="0.0382in" fo:border-left="0.5pt solid #000000" fo:border-right="none" fo:border-top="none" fo:border-bottom="0.5pt solid #000000" loext:writing-mode="bt-lr"/>
    </style:style>
    <style:style style:name="Table3.T2" style:family="table-cell">
      <style:table-cell-properties fo:padding="0.0382in" fo:border-left="0.5pt solid #000000" fo:border-right="0.5pt solid #000000" fo:border-top="none" fo:border-bottom="0.5pt solid #000000" loext:writing-mode="bt-lr"/>
    </style:style>
    <style:style style:name="Table4" style:family="table">
      <style:table-properties style:width="6.6903in" fo:margin-left="0in" table:align="left"/>
    </style:style>
    <style:style style:name="Table4.A" style:family="table-column">
      <style:table-column-properties style:column-width="0.6903in"/>
    </style:style>
    <style:style style:name="Table4.B" style:family="table-column">
      <style:table-column-properties style:column-width="0.6in"/>
    </style:style>
    <style:style style:name="Table4.A1" style:family="table-cell">
      <style:table-cell-properties style:vertical-align="middle"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K1" style:family="table-cell">
      <style:table-cell-properties style:vertical-align="middle" fo:background-color="#b2b2b2" fo:padding="0.0382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b2b2b2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G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H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I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J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K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E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G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H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I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J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K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2" fo:font-size="14pt" fo:font-weight="bold" officeooo:rsid="0055d7ef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2" fo:font-size="14pt" fo:font-weight="bold" officeooo:rsid="006e9267" officeooo:paragraph-rsid="00748b34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2" fo:font-size="14pt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2" fo:font-size="14pt" style:text-underline-style="none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2" fo:font-size="14pt" style:text-underline-style="solid" style:text-underline-width="auto" style:text-underline-color="font-color" fo:font-weight="normal" officeooo:rsid="0055d7ef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2" fo:font-size="14pt" fo:font-weight="bold" officeooo:rsid="006e9267" officeooo:paragraph-rsid="00748b34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2" fo:font-size="14pt" fo:font-weight="bold" officeooo:rsid="006e9267" officeooo:paragraph-rsid="0087de73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2" fo:font-size="14pt" fo:font-weight="bold" officeooo:rsid="006e9267" officeooo:paragraph-rsid="008bb641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style:font-name="Liberation Sans2" fo:font-size="14pt" fo:font-weight="bold" officeooo:rsid="006e9267" officeooo:paragraph-rsid="008f3c3c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 style:list-style-name="L4">
      <style:paragraph-properties fo:line-height="150%" fo:text-align="justify" style:justify-single-word="false"/>
      <style:text-properties style:font-name="Liberation Sans2" fo:font-size="14pt" fo:font-weight="bold" officeooo:rsid="006e9267" officeooo:paragraph-rsid="008fb25f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2" fo:font-size="14pt" fo:font-weight="bold" officeooo:rsid="008160e8" officeooo:paragraph-rsid="008160e8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style:font-name="Liberation Sans2" fo:font-size="14pt" fo:font-weight="bold" officeooo:rsid="008d5f16" officeooo:paragraph-rsid="008d5f16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Liberation Sans2" fo:font-size="14pt" style:text-underline-style="none" fo:font-weight="normal" officeooo:rsid="00829cd0" officeooo:paragraph-rsid="00853e25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Liberation Sans2" fo:font-size="14pt" style:text-underline-style="none" fo:font-weight="normal" officeooo:rsid="00853e25" officeooo:paragraph-rsid="00853e25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Liberation Sans2" fo:font-size="14pt" style:text-underline-style="none" fo:font-weight="normal" officeooo:rsid="00853e25" officeooo:paragraph-rsid="008fb25f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ans2" fo:font-size="14pt" style:text-underline-style="none" fo:font-weight="normal" officeooo:rsid="0087de73" officeooo:paragraph-rsid="0087de73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ans2" fo:font-size="14pt" style:text-underline-style="none" fo:font-weight="normal" officeooo:rsid="0087de73" officeooo:paragraph-rsid="008fb25f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Liberation Sans2" fo:font-size="14pt" style:text-underline-style="none" fo:font-weight="bold" officeooo:rsid="00829cd0" officeooo:paragraph-rsid="00853e25" style:font-name-asian="Liberation Serif" style:font-size-asian="14pt" style:font-weight-asian="bold" style:font-name-complex="Liberation Serif" style:font-size-complex="14pt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Liberation Sans2" fo:font-size="14pt" style:text-underline-style="none" fo:font-weight="bold" officeooo:rsid="00829cd0" officeooo:paragraph-rsid="00829cd0" style:font-name-asian="Liberation Serif" style:font-size-asian="14pt" style:font-weight-asian="bold" style:font-name-complex="Liberation Serif" style:font-size-complex="14pt" style:font-weight-complex="bold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style:font-name="Liberation Sans2" fo:font-size="14pt" fo:font-weight="normal" officeooo:rsid="0087de73" officeooo:paragraph-rsid="008fb25f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style:font-name="Liberation Sans2" fo:font-size="14pt" fo:font-style="italic" style:text-underline-style="none" fo:font-weight="normal" officeooo:rsid="00853e25" officeooo:paragraph-rsid="00853e25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ans2" fo:font-size="10pt" fo:font-weight="bold" officeooo:rsid="008d5f16" officeooo:paragraph-rsid="008d5f16" style:font-name-asian="Liberation Serif" style:font-size-asian="10pt" style:font-weight-asian="bold" style:font-name-complex="Liberation Serif" style:font-size-complex="10pt" style:font-weight-complex="bold"/>
    </style:style>
    <style:style style:name="P24" style:family="paragraph" style:parent-style-name="Standard" style:list-style-name="L1">
      <style:paragraph-properties fo:line-height="150%" fo:text-align="end" style:justify-single-word="false"/>
      <style:text-properties style:font-name="Liberation Sans2" fo:font-size="10pt" fo:font-style="normal" style:text-underline-style="none" fo:font-weight="normal" officeooo:rsid="008d5f16" officeooo:paragraph-rsid="008d5f16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Liberation Sans2" fo:font-size="14pt" officeooo:rsid="0083e688" officeooo:paragraph-rsid="0083e688" style:font-name-asian="Liberation Serif" style:font-size-asian="14pt" style:font-name-complex="Liberation Serif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ans2" fo:font-size="14pt" officeooo:rsid="0083e688" officeooo:paragraph-rsid="00853e25" style:font-name-asian="Liberation Serif" style:font-size-asian="14pt" style:font-name-complex="Liberation Serif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2" fo:font-size="14pt" officeooo:rsid="0083e688" officeooo:paragraph-rsid="0083e688" style:font-name-asian="Liberation Serif" style:font-size-asian="14pt" style:font-name-complex="Liberation Serif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2" fo:font-size="14pt" officeooo:rsid="00853e25" officeooo:paragraph-rsid="00853e25" style:font-name-asian="Liberation Serif" style:font-size-asian="14pt" style:font-name-complex="Liberation Serif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Liberation Sans2" fo:font-size="14pt" officeooo:rsid="00867eb4" officeooo:paragraph-rsid="00867eb4" style:font-name-asian="Liberation Serif" style:font-size-asian="14pt" style:font-name-complex="Liberation Serif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ans2" fo:font-size="14pt" officeooo:rsid="0087de73" officeooo:paragraph-rsid="0087de73" style:font-name-asian="Liberation Serif" style:font-size-asian="14pt" style:font-name-complex="Liberation Serif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2" fo:font-size="14pt" officeooo:rsid="008bb641" officeooo:paragraph-rsid="008bb641" style:font-name-asian="Liberation Serif" style:font-size-asian="14pt" style:font-name-complex="Liberation Serif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2" fo:font-size="14pt" style:font-name-asian="Liberation Serif" style:font-size-asian="14pt" style:font-name-complex="Liberation Serif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2" fo:font-size="14pt" style:font-name-asian="Liberation Serif" style:font-size-asian="14pt" style:font-name-complex="Liberation Serif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2" fo:font-size="14pt" officeooo:rsid="008fb25f" officeooo:paragraph-rsid="008fb25f" style:font-name-asian="Liberation Serif" style:font-size-asian="14pt" style:font-name-complex="Liberation Serif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2" fo:font-size="14pt" officeooo:rsid="008fb25f" officeooo:paragraph-rsid="008fb25f" style:font-name-asian="Liberation Serif" style:font-size-asian="14pt" style:font-name-complex="Liberation Serif" style:font-size-complex="14pt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67a638"/>
    </style:style>
    <style:style style:name="T4" style:family="text">
      <style:text-properties officeooo:rsid="006314aa"/>
    </style:style>
    <style:style style:name="T5" style:family="text">
      <style:text-properties officeooo:rsid="0054a73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fbd91" style:font-weight-asian="normal" style:font-weight-complex="normal"/>
    </style:style>
    <style:style style:name="T8" style:family="text">
      <style:text-properties fo:font-weight="normal" officeooo:rsid="0081a721" style:font-weight-asian="normal" style:font-weight-complex="normal"/>
    </style:style>
    <style:style style:name="T9" style:family="text">
      <style:text-properties fo:font-weight="normal" officeooo:rsid="00853e25" style:font-weight-asian="normal" style:font-weight-complex="normal"/>
    </style:style>
    <style:style style:name="T10" style:family="text">
      <style:text-properties fo:font-weight="normal" officeooo:rsid="00892318" style:font-weight-asian="normal" style:font-weight-complex="normal"/>
    </style:style>
    <style:style style:name="T11" style:family="text">
      <style:text-properties fo:font-weight="normal" officeooo:rsid="008aac41" style:font-weight-asian="normal" style:font-weight-complex="normal"/>
    </style:style>
    <style:style style:name="T12" style:family="text">
      <style:text-properties fo:font-weight="normal" officeooo:rsid="008bb641" style:font-weight-asian="normal" style:font-weight-complex="normal"/>
    </style:style>
    <style:style style:name="T13" style:family="text">
      <style:text-properties fo:font-weight="normal" officeooo:rsid="008d5f16" style:font-weight-asian="normal" style:font-weight-complex="normal"/>
    </style:style>
    <style:style style:name="T14" style:family="text">
      <style:text-properties fo:font-weight="normal" officeooo:rsid="008f3c3c" style:font-weight-asian="normal" style:font-weight-complex="normal"/>
    </style:style>
    <style:style style:name="T15" style:family="text">
      <style:text-properties fo:font-weight="normal" officeooo:rsid="008fb25f" style:font-weight-asian="normal" style:font-weight-complex="normal"/>
    </style:style>
    <style:style style:name="T16" style:family="text">
      <style:text-properties style:font-name="Liberation Sans1" style:font-name-asian="Liberation Sans1" style:font-name-complex="Liberation Sans1"/>
    </style:style>
    <style:style style:name="T17" style:family="text">
      <style:text-properties style:font-name="Liberation Sans1" officeooo:rsid="006fbd91" style:font-name-asian="Liberation Sans1" style:font-name-complex="Liberation Sans1"/>
    </style:style>
    <style:style style:name="T18" style:family="text">
      <style:text-properties style:font-name="Liberation Sans1" officeooo:rsid="0083e688" style:font-name-asian="Liberation Sans1" style:font-name-complex="Liberation Sans1"/>
    </style:style>
    <style:style style:name="T19" style:family="text">
      <style:text-properties style:font-name="Liberation Sans1" officeooo:rsid="008f3c3c" style:font-name-asian="Liberation Sans1" style:font-name-complex="Liberation Sans1"/>
    </style:style>
    <style:style style:name="T20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21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22" style:family="text">
      <style:text-properties style:font-name="Liberation Sans1" style:text-underline-style="none" style:font-name-asian="Liberation Sans1" style:font-name-complex="Liberation Sans1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officeooo:rsid="008d5f16" style:font-style-asian="normal" style:font-style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8d5f16" style:font-style-asian="normal" style:font-weight-asian="normal" style:font-style-complex="normal" style:font-weight-complex="normal"/>
    </style:style>
    <style:style style:name="T27" style:family="text">
      <style:text-properties officeooo:rsid="008160e8"/>
    </style:style>
    <style:style style:name="T28" style:family="text">
      <style:text-properties style:font-name="Liberation Sans2" fo:font-size="14pt" style:text-underline-style="none" fo:font-weight="normal" officeooo:rsid="00853e25" style:font-name-asian="Liberation Serif" style:font-size-asian="14pt" style:font-weight-asian="normal" style:font-name-complex="Liberation Serif" style:font-size-complex="14pt" style:font-weight-complex="normal"/>
    </style:style>
    <style:style style:name="T29" style:family="text">
      <style:text-properties style:font-name="Liberation Sans2" fo:font-size="14pt" style:text-underline-style="none" fo:font-weight="normal" officeooo:rsid="0087de73" style:font-name-asian="Liberation Serif" style:font-size-asian="14pt" style:font-weight-asian="normal" style:font-name-complex="Liberation Serif" style:font-size-complex="14pt" style:font-weight-complex="normal"/>
    </style:style>
    <style:style style:name="T30" style:family="text">
      <style:text-properties style:font-name="Liberation Sans2" fo:font-size="14pt" fo:font-weight="bold" officeooo:rsid="006e9267" style:font-name-asian="Liberation Serif" style:font-size-asian="14pt" style:font-weight-asian="bold" style:font-name-complex="Liberation Serif" style:font-size-complex="14pt" style:font-weight-complex="bold"/>
    </style:style>
    <style:style style:name="T31" style:family="text">
      <style:text-properties officeooo:rsid="0081a721"/>
    </style:style>
    <style:style style:name="T32" style:family="text">
      <style:text-properties officeooo:rsid="00853e25"/>
    </style:style>
    <style:style style:name="T33" style:family="text">
      <style:text-properties officeooo:rsid="008fb25f"/>
    </style:style>
    <style:style style:name="T34" style:family="text">
      <style:text-properties officeooo:rsid="009125d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m : <text:s text:c="55"/>Prénom : <text:s text:c="42"/></text:p>
      <text:p text:style-name="P4"/>
      <text:p text:style-name="P2"/>
      <text:p text:style-name="P2"/>
      <text:p text:style-name="P2"/>
      <text:p text:style-name="P6"><draw:line text:anchor-type="paragraph" draw:z-index="0" draw:name="Horizontal line 1" draw:style-name="gr1" draw:text-style-name="P36" svg:x1="0.0008in" svg:y1="-1.4091in" svg:x2="6.6571in" svg:y2="-1.4091in"><text:p/></draw:line><text:s text:c="123"/></text:p>
      <text:p text:style-name="P12"><text:span text:style-name="T23">Consigne</text:span><text:span text:style-name="T24">s</text:span><text:span text:style-name="T25"> : Chaque réponse doit être justifiée : il faut montrer les étapes de calcul et expliquer son raisonnement. </text:span><text:span text:style-name="T26">La calculatrice est autorisée.</text:span></text:p>
      <text:p text:style-name="P8"/>
      <text:p text:style-name="P9">Exercice <text:span text:style-name="T34">1</text:span><text:span text:style-name="T6"> </text:span><text:span text:style-name="T7">(</text:span><text:span text:style-name="T15">5</text:span><text:span text:style-name="T14"> points</text:span><text:span text:style-name="T7">) : </text:span><text:span text:style-name="T33">Naissances à Nantes</text:span></text:p>
      <text:p text:style-name="P9"><text:span text:style-name="T10">Le tableau suivant présente </text:span><text:span text:style-name="T12">le nombre de naissances à Nantes </text:span><text:span text:style-name="T15">sur </text:span><text:span text:style-name="T12">ces </text:span><text:span text:style-name="T15">dix </text:span><text:span text:style-name="T12">dernières années.</text:span></text:p>
      <table:table table:name="Table4" table:style-name="Table4">
        <table:table-column table:style-name="Table4.A"/>
        <table:table-column table:style-name="Table4.B" table:number-columns-repeated="10"/>
        <table:table-row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4">2013</text:p>
          </table:table-cell>
          <table:table-cell table:style-name="Table4.A1" office:value-type="string">
            <text:p text:style-name="P31">2014</text:p>
          </table:table-cell>
          <table:table-cell table:style-name="Table4.A1" office:value-type="string">
            <text:p text:style-name="P31">2015</text:p>
          </table:table-cell>
          <table:table-cell table:style-name="Table4.A1" office:value-type="string">
            <text:p text:style-name="P31">2016</text:p>
          </table:table-cell>
          <table:table-cell table:style-name="Table4.A1" office:value-type="string">
            <text:p text:style-name="P31">2017</text:p>
          </table:table-cell>
          <table:table-cell table:style-name="Table4.A1" office:value-type="string">
            <text:p text:style-name="P31">2018</text:p>
          </table:table-cell>
          <table:table-cell table:style-name="Table4.A1" office:value-type="string">
            <text:p text:style-name="P31">2019</text:p>
          </table:table-cell>
          <table:table-cell table:style-name="Table4.A1" office:value-type="string">
            <text:p text:style-name="P31">2020</text:p>
          </table:table-cell>
          <table:table-cell table:style-name="Table4.A1" office:value-type="string">
            <text:p text:style-name="P31">2021</text:p>
          </table:table-cell>
          <table:table-cell table:style-name="Table4.K1" office:value-type="string">
            <text:p text:style-name="P31">2022</text:p>
          </table:table-cell>
        </table:table-row>
        <table:table-row>
          <table:table-cell table:style-name="Table4.A2" office:value-type="string">
            <text:p text:style-name="P35">F</text:p>
          </table:table-cell>
          <table:table-cell table:style-name="Table4.B2" office:value-type="string">
            <text:p text:style-name="P34">4170</text:p>
          </table:table-cell>
          <table:table-cell table:style-name="Table4.C2" office:value-type="string">
            <text:p text:style-name="P32">4247</text:p>
          </table:table-cell>
          <table:table-cell table:style-name="Table4.D2" office:value-type="string">
            <text:p text:style-name="P32">4197</text:p>
          </table:table-cell>
          <table:table-cell table:style-name="Table4.E2" office:value-type="string">
            <text:p text:style-name="P32">4163</text:p>
          </table:table-cell>
          <table:table-cell table:style-name="Table4.F2" office:value-type="string">
            <text:p text:style-name="P32">4208</text:p>
          </table:table-cell>
          <table:table-cell table:style-name="Table4.G2" office:value-type="string">
            <text:p text:style-name="P32">4254</text:p>
          </table:table-cell>
          <table:table-cell table:style-name="Table4.H2" office:value-type="string">
            <text:p text:style-name="P32">4435</text:p>
          </table:table-cell>
          <table:table-cell table:style-name="Table4.I2" office:value-type="string">
            <text:p text:style-name="P32">4246</text:p>
          </table:table-cell>
          <table:table-cell table:style-name="Table4.J2" office:value-type="string">
            <text:p text:style-name="P32">4351</text:p>
          </table:table-cell>
          <table:table-cell table:style-name="Table4.K2" office:value-type="string">
            <text:p text:style-name="P32">4255</text:p>
          </table:table-cell>
        </table:table-row>
        <table:table-row>
          <table:table-cell table:style-name="Table4.A2" office:value-type="string">
            <text:p text:style-name="P35">G</text:p>
          </table:table-cell>
          <table:table-cell table:style-name="Table4.B3" office:value-type="string">
            <text:p text:style-name="P34">4448</text:p>
          </table:table-cell>
          <table:table-cell table:style-name="Table4.C3" office:value-type="string">
            <text:p text:style-name="P32">4404</text:p>
          </table:table-cell>
          <table:table-cell table:style-name="Table4.D3" office:value-type="string">
            <text:p text:style-name="P32">4311</text:p>
          </table:table-cell>
          <table:table-cell table:style-name="Table4.E3" office:value-type="string">
            <text:p text:style-name="P32">4563</text:p>
          </table:table-cell>
          <table:table-cell table:style-name="Table4.F3" office:value-type="string">
            <text:p text:style-name="P32">4624</text:p>
          </table:table-cell>
          <table:table-cell table:style-name="Table4.G3" office:value-type="string">
            <text:p text:style-name="P32">4632</text:p>
          </table:table-cell>
          <table:table-cell table:style-name="Table4.H3" office:value-type="string">
            <text:p text:style-name="P32">4597</text:p>
          </table:table-cell>
          <table:table-cell table:style-name="Table4.I3" office:value-type="string">
            <text:p text:style-name="P32">4481</text:p>
          </table:table-cell>
          <table:table-cell table:style-name="Table4.J3" office:value-type="string">
            <text:p text:style-name="P32">4656</text:p>
          </table:table-cell>
          <table:table-cell table:style-name="Table4.K3" office:value-type="string">
            <text:p text:style-name="P32">4637</text:p>
          </table:table-cell>
        </table:table-row>
      </table:table>
      <text:p text:style-name="P23"><text:span text:style-name="T6">source : https://data.nantesmetropole.fr/explore/dataset/244400404_nombre-annuel-naissances-nantes</text:span></text:p>
      <text:list xml:id="list519839256" text:style-name="L4">
        <text:list-item>
          <text:p text:style-name="P10"><text:span text:style-name="T11"><text:s/></text:span><text:span text:style-name="T13">Sur la période 201</text:span><text:span text:style-name="T15">3</text:span><text:span text:style-name="T13"> – 2022, combien de filles sont nées, en moyenne, chaque année, à Nantes ? Q</text:span><text:span text:style-name="T14">uel est le nombre médian de filles nées chaque année à Nantes entre 201</text:span><text:span text:style-name="T15">3</text:span><text:span text:style-name="T14"> et 2022 ?</text:span></text:p>
          <text:p text:style-name="P11"><text:span text:style-name="T13">_________________________________________________________</text:span></text:p>
          <text:p text:style-name="P11"><text:span text:style-name="T13">_________________________________________________________</text:span></text:p>
          <text:p text:style-name="P11"><text:span text:style-name="T13">_________________________________________________________</text:span></text:p>
          <text:p text:style-name="P11"><text:span text:style-name="T13">_________________________________________________________</text:span></text:p>
          <text:p text:style-name="P11"><text:span text:style-name="T13">_________________________________________________________</text:span></text:p>
          <text:p text:style-name="P11"><text:span text:style-name="T13">_________________________________________________________</text:span></text:p>
        </text:list-item>
        <text:list-item>
          <text:p text:style-name="P13"><text:span text:style-name="T6"><text:s/>Même</text:span><text:span text:style-name="T14">s</text:span><text:span text:style-name="T6"> question</text:span><text:span text:style-name="T14">s</text:span><text:span text:style-name="T6"> pour les garçons,</text:span><text:span text:style-name="T15"> sur les cinq dernières années (2018 – 2023) uniquement</text:span><text:span text:style-name="T6">.</text:span></text:p>
          <text:p text:style-name="P11"><text:span text:style-name="T13">_________________________________________________________</text:span></text:p>
          <text:p text:style-name="P11"><text:span text:style-name="T13">_________________________________________________________</text:span></text:p>
          <text:p text:style-name="P11"><text:soft-page-break/><text:span text:style-name="T13">_________________________________________________________</text:span></text:p>
          <text:p text:style-name="P11"><text:span text:style-name="T13">_________________________________________________________</text:span></text:p>
          <text:p text:style-name="P11"><text:span text:style-name="T13">_________________________________________________________</text:span></text:p>
          <text:p text:style-name="P11"><text:span text:style-name="T13">_________________________________________________________</text:span></text:p>
        </text:list-item>
      </text:list>
      <text:p text:style-name="P3"/>
      <text:p text:style-name="P3">Exercice <text:span text:style-name="T34">2</text:span><text:span text:style-name="T6"> </text:span><text:span text:style-name="T7">(</text:span><text:span text:style-name="T15">5</text:span><text:span text:style-name="T14"> points</text:span><text:span text:style-name="T7">) </text:span><text:span text:style-name="T6">: </text:span><text:span text:style-name="T31">Autour du FC Nantes</text:span><text:span text:style-name="T8"> (</text:span><text:span text:style-name="T9">FCN – </text:span><text:span text:style-name="T8">saison 2022/2023)</text:span></text:p>
      <text:list xml:id="list1755446970" text:style-name="L1">
        <text:list-item>
          <text:p text:style-name="P19"><text:span text:style-name="T17">B</text:span><text:span text:style-name="T16">uts</text:span></text:p>
          <text:p text:style-name="P14"><text:span text:style-name="T16">Voici la répartition des matchs du FC Nantes </text:span><text:span text:style-name="T19">sur la saison 2022/2023,</text:span><text:span text:style-name="T16"> selon le nombre de buts marqués </text:span><text:span text:style-name="T18">et encaissés</text:span><text:span text:style-name="T16"> par match.</text:span>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3"/>
        <table:table-row>
          <table:table-cell table:style-name="Table2.A1" office:value-type="string">
            <text:p text:style-name="P25">Nombre de buts</text:p>
          </table:table-cell>
          <table:table-cell table:style-name="Table2.B1" office:value-type="string">
            <text:p text:style-name="P27">0</text:p>
          </table:table-cell>
          <table:table-cell table:style-name="Table2.C1" office:value-type="string">
            <text:p text:style-name="P27">1</text:p>
          </table:table-cell>
          <table:table-cell table:style-name="Table2.D1" office:value-type="string">
            <text:p text:style-name="P27">2</text:p>
          </table:table-cell>
          <table:table-cell table:style-name="Table2.E1" office:value-type="string">
            <text:p text:style-name="P27">3</text:p>
          </table:table-cell>
          <table:table-cell table:style-name="Table2.F1" office:value-type="string">
            <text:p text:style-name="P27">4</text:p>
          </table:table-cell>
        </table:table-row>
        <table:table-row>
          <table:table-cell table:style-name="Table2.A2" office:value-type="string">
            <text:p text:style-name="P25">Buts encaissés : <text:span text:style-name="T32">nombre de matchs</text:span></text:p>
          </table:table-cell>
          <table:table-cell table:style-name="Table2.B2" office:value-type="string">
            <text:p text:style-name="P28">11</text:p>
          </table:table-cell>
          <table:table-cell table:style-name="Table2.C2" office:value-type="string">
            <text:p text:style-name="P28">9</text:p>
          </table:table-cell>
          <table:table-cell table:style-name="Table2.D2" office:value-type="string">
            <text:p text:style-name="P28">10</text:p>
          </table:table-cell>
          <table:table-cell table:style-name="Table2.E2" office:value-type="string">
            <text:p text:style-name="P28">6</text:p>
          </table:table-cell>
          <table:table-cell table:style-name="Table2.F2" office:value-type="string">
            <text:p text:style-name="P28">2</text:p>
          </table:table-cell>
        </table:table-row>
        <table:table-row>
          <table:table-cell table:style-name="Table2.A2" office:value-type="string">
            <text:p text:style-name="P26">Buts marqués : <text:span text:style-name="T32">nombre de matchs</text:span></text:p>
          </table:table-cell>
          <table:table-cell table:style-name="Table2.B2" office:value-type="string">
            <text:p text:style-name="P28">15</text:p>
          </table:table-cell>
          <table:table-cell table:style-name="Table2.C3" office:value-type="string">
            <text:p text:style-name="P28">13</text:p>
          </table:table-cell>
          <table:table-cell table:style-name="Table2.D2" office:value-type="string">
            <text:p text:style-name="P28">7</text:p>
          </table:table-cell>
          <table:table-cell table:style-name="Table2.E2" office:value-type="string">
            <text:p text:style-name="P28">2</text:p>
          </table:table-cell>
          <table:table-cell table:style-name="Table2.F3" office:value-type="string">
            <text:p text:style-name="P28">1</text:p>
          </table:table-cell>
        </table:table-row>
      </table:table>
      <text:list xml:id="list163544610512778" text:continue-numbering="true" text:style-name="L1">
        <text:list-header>
          <text:p text:style-name="P24"><text:span text:style-name="T16">source : https://www.footmercato.net/club/fc-nantes/stats</text:span></text:p>
          <text:p text:style-name="P22"><text:span text:style-name="T16">Exemple : Il y a eu 9 matchs où le FCN a marqué 1 but et 13 matchs où il a encaissé 1 but.</text:span></text:p>
          <text:list>
            <text:list-item>
              <text:p text:style-name="P15"><text:span text:style-name="T16"><text:s/>Calculer le nombre </text:span><text:span text:style-name="T21">moyen</text:span><text:span text:style-name="T16"> de buts marqués et encaissés par match par le FC Nantes.</text:span></text:p>
              <text:p text:style-name="P16"><text:span text:style-name="T16">______________________________________________________</text:span></text:p>
              <text:p text:style-name="P16"><text:span text:style-name="T16">______________________________________________________</text:span></text:p>
              <text:p text:style-name="P16"><text:span text:style-name="T16">______________________________________________________</text:span></text:p>
              <text:p text:style-name="P16"><text:span text:style-name="T16">______________________________________________________</text:span></text:p>
              <text:p text:style-name="P16"><text:span text:style-name="T16">______________________________________________________</text:span></text:p>
              <text:p text:style-name="P16"><text:span text:style-name="T16">______________________________________________________</text:span></text:p>
            </text:list-item>
            <text:list-item>
              <text:p text:style-name="P15"><text:span text:style-name="T16"><text:s/>Calculer le nombre </text:span><text:span text:style-name="T21">médian</text:span><text:span text:style-name="T16"> de buts marqués et encaissés par match par le FC Nantes.</text:span></text:p>
              <text:p text:style-name="P16"><text:span text:style-name="T16">______________________________________________________</text:span></text:p>
              <text:p text:style-name="P16"><text:span text:style-name="T16">______________________________________________________</text:span></text:p>
              <text:p text:style-name="P16"><text:span text:style-name="T16">______________________________________________________</text:span></text:p>
              <text:p text:style-name="P16"><text:soft-page-break/><text:span text:style-name="T16">______________________________________________________</text:span></text:p>
              <text:p text:style-name="P16"><text:span text:style-name="T16">______________________________________________________</text:span></text:p>
              <text:p text:style-name="P16"><text:span text:style-name="T16">______________________________________________________</text:span></text:p>
              <text:p text:style-name="P16"><text:span text:style-name="T16"/></text:p>
            </text:list-item>
          </text:list>
        </text:list-header>
        <text:list-item>
          <text:p text:style-name="P20"><text:span text:style-name="T16">En tribune</text:span></text:p>
          <text:p text:style-name="P15"><text:span text:style-name="T16">Le tableau suivant présent l’affluence au stade de la Beaujoire pour les matchs du FC Nantes.</text:span></text:p>
        </text:list-item>
      </text:list>
      <table:table table:name="Table3" table:style-name="Table3">
        <table:table-column table:style-name="Table3.A" table:number-columns-repeated="20"/>
        <table:table-row table:style-name="Table3.1">
          <table:table-cell table:style-name="Table3.A1" office:value-type="string">
            <text:p text:style-name="P29">Adversaire</text:p>
          </table:table-cell>
          <table:table-cell table:style-name="Table3.B1" office:value-type="string">
            <text:p text:style-name="P29">Lille</text:p>
          </table:table-cell>
          <table:table-cell table:style-name="Table3.C1" office:value-type="string">
            <text:p text:style-name="P29">Toulouse</text:p>
          </table:table-cell>
          <table:table-cell table:style-name="Table3.B1" office:value-type="string">
            <text:p text:style-name="P29">PSG</text:p>
          </table:table-cell>
          <table:table-cell table:style-name="Table3.C1" office:value-type="string">
            <text:p text:style-name="P29">Lens</text:p>
          </table:table-cell>
          <table:table-cell table:style-name="Table3.B1" office:value-type="string">
            <text:p text:style-name="P29">Brest</text:p>
          </table:table-cell>
          <table:table-cell table:style-name="Table3.C1" office:value-type="string">
            <text:p text:style-name="P29">Clermont</text:p>
          </table:table-cell>
          <table:table-cell table:style-name="Table3.B1" office:value-type="string">
            <text:p text:style-name="P29">Ajaccio</text:p>
          </table:table-cell>
          <table:table-cell table:style-name="Table3.C1" office:value-type="string">
            <text:p text:style-name="P29">Auxerre</text:p>
          </table:table-cell>
          <table:table-cell table:style-name="Table3.B1" office:value-type="string">
            <text:p text:style-name="P29">Lyon</text:p>
          </table:table-cell>
          <table:table-cell table:style-name="Table3.C1" office:value-type="string">
            <text:p text:style-name="P29">Marseille</text:p>
          </table:table-cell>
          <table:table-cell table:style-name="Table3.B1" office:value-type="string">
            <text:p text:style-name="P29">Lorient</text:p>
          </table:table-cell>
          <table:table-cell table:style-name="Table3.C1" office:value-type="string">
            <text:p text:style-name="P29">Rennes</text:p>
          </table:table-cell>
          <table:table-cell table:style-name="Table3.B1" office:value-type="string">
            <text:p text:style-name="P29">Nice</text:p>
          </table:table-cell>
          <table:table-cell table:style-name="Table3.C1" office:value-type="string">
            <text:p text:style-name="P29">Reims</text:p>
          </table:table-cell>
          <table:table-cell table:style-name="Table3.B1" office:value-type="string">
            <text:p text:style-name="P29">Monaco</text:p>
          </table:table-cell>
          <table:table-cell table:style-name="Table3.C1" office:value-type="string">
            <text:p text:style-name="P29">Troyes</text:p>
          </table:table-cell>
          <table:table-cell table:style-name="Table3.B1" office:value-type="string">
            <text:p text:style-name="P29">Strasbourg</text:p>
          </table:table-cell>
          <table:table-cell table:style-name="Table3.C1" office:value-type="string">
            <text:p text:style-name="P29">Montpellier</text:p>
          </table:table-cell>
          <table:table-cell table:style-name="Table3.T1" office:value-type="string">
            <text:p text:style-name="P29">Angers</text:p>
          </table:table-cell>
        </table:table-row>
        <table:table-row table:style-name="Table3.2">
          <table:table-cell table:style-name="Table3.A2" office:value-type="string">
            <text:p text:style-name="P29">Affluence</text:p>
          </table:table-cell>
          <table:table-cell table:style-name="Table3.B2" office:value-type="string">
            <text:p text:style-name="P29">30 689</text:p>
          </table:table-cell>
          <table:table-cell table:style-name="Table3.C2" office:value-type="string">
            <text:p text:style-name="P30">26 574</text:p>
          </table:table-cell>
          <table:table-cell table:style-name="Table3.B2" office:value-type="string">
            <text:p text:style-name="P30">34 406</text:p>
          </table:table-cell>
          <table:table-cell table:style-name="Table3.C2" office:value-type="string">
            <text:p text:style-name="P30">28 854</text:p>
          </table:table-cell>
          <table:table-cell table:style-name="Table3.B2" office:value-type="string">
            <text:p text:style-name="P30">25 759</text:p>
          </table:table-cell>
          <table:table-cell table:style-name="Table3.C2" office:value-type="string">
            <text:p text:style-name="P30">30 894</text:p>
          </table:table-cell>
          <table:table-cell table:style-name="Table3.B2" office:value-type="string">
            <text:p text:style-name="P30">29 407</text:p>
          </table:table-cell>
          <table:table-cell table:style-name="Table3.C2" office:value-type="string">
            <text:p text:style-name="P30">23 266</text:p>
          </table:table-cell>
          <table:table-cell table:style-name="Table3.B2" office:value-type="string">
            <text:p text:style-name="P30">27 657</text:p>
          </table:table-cell>
          <table:table-cell table:style-name="Table3.C2" office:value-type="string">
            <text:p text:style-name="P30">34 125</text:p>
          </table:table-cell>
          <table:table-cell table:style-name="Table3.B2" office:value-type="string">
            <text:p text:style-name="P30">33 579</text:p>
          </table:table-cell>
          <table:table-cell table:style-name="Table3.C2" office:value-type="string">
            <text:p text:style-name="P30">34 467</text:p>
          </table:table-cell>
          <table:table-cell table:style-name="Table3.B2" office:value-type="string">
            <text:p text:style-name="P30">33 568</text:p>
          </table:table-cell>
          <table:table-cell table:style-name="Table3.C2" office:value-type="string">
            <text:p text:style-name="P30">26 285</text:p>
          </table:table-cell>
          <table:table-cell table:style-name="Table3.B2" office:value-type="string">
            <text:p text:style-name="P30">30 050</text:p>
          </table:table-cell>
          <table:table-cell table:style-name="Table3.C2" office:value-type="string">
            <text:p text:style-name="P30">34 082</text:p>
          </table:table-cell>
          <table:table-cell table:style-name="Table3.B2" office:value-type="string">
            <text:p text:style-name="P30">28 563</text:p>
          </table:table-cell>
          <table:table-cell table:style-name="Table3.C2" office:value-type="string">
            <text:p text:style-name="P30">30 170</text:p>
          </table:table-cell>
          <table:table-cell table:style-name="Table3.T2" office:value-type="string">
            <text:p text:style-name="P30">27 650</text:p>
          </table:table-cell>
        </table:table-row>
      </table:table>
      <text:list xml:id="list3894186313" text:style-name="L3">
        <text:list-header>
          <text:p text:style-name="P17"><text:span text:style-name="T16"/></text:p>
        </text:list-header>
        <text:list-item>
          <text:p text:style-name="P17"><text:span text:style-name="T16"><text:s/>Calculer l’affluence moyenne.</text:span></text:p>
          <text:p text:style-name="P18"><text:span text:style-name="T16">______________________________________________________</text:span></text:p>
          <text:p text:style-name="P18"><text:span text:style-name="T16">______________________________________________________</text:span></text:p>
          <text:p text:style-name="P18"><text:span text:style-name="T16">______________________________________________________</text:span></text:p>
          <text:p text:style-name="P18"><text:span text:style-name="T16">______________________________________________________</text:span></text:p>
          <text:p text:style-name="P18"><text:span text:style-name="T16">______________________________________________________</text:span></text:p>
          <text:p text:style-name="P18"><text:span text:style-name="T16">______________________________________________________</text:span></text:p>
        </text:list-item>
        <text:list-item>
          <text:p text:style-name="P17"><text:span text:style-name="T16"><text:s/>Calculer l’affluence médiane.</text:span></text:p>
          <text:p text:style-name="P18"><text:span text:style-name="T16">______________________________________________________</text:span></text:p>
          <text:p text:style-name="P18"><text:span text:style-name="T16">______________________________________________________</text:span></text:p>
          <text:p text:style-name="P18"><text:span text:style-name="T16">______________________________________________________</text:span></text:p>
          <text:p text:style-name="P18"><text:span text:style-name="T16">______________________________________________________</text:span></text:p>
          <text:p text:style-name="P18"><text:span text:style-name="T16">______________________________________________________</text:span></text:p>
          <text:p text:style-name="P21"><text:span text:style-name="T22">______________________________________________________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67a638"/>
    </style:style>
    <style:style style:name="MT4" style:family="text">
      <style:text-properties officeooo:rsid="008160e8"/>
    </style:style>
    <style:style style:name="MT5" style:family="text">
      <style:text-properties officeooo:rsid="006314aa"/>
    </style:style>
    <style:style style:name="MT6" style:family="text">
      <style:text-properties officeooo:rsid="0054a7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 (</text:span><text:span text:style-name="MT4">30 min</text:span><text:span text:style-name="MT3">)</text:span> – <text:span text:style-name="MT4">Statistique</text:span><text:span text:style-name="MT5">s</text:span><text:tab/><text:span text:style-name="MT4">15</text:span><text:span text:style-name="MT6">/1</text:span><text:span text:style-name="MT4">2</text:span><text:span text:style-name="MT3">/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13T16:35:42.997610140</dc:date>
    <meta:editing-duration>PT21H44M30S</meta:editing-duration>
    <meta:editing-cycles>72</meta:editing-cycles>
    <meta:generator>LibreOffice/7.3.7.2$Linux_X86_64 LibreOffice_project/30$Build-2</meta:generator>
    <meta:document-statistic meta:table-count="3" meta:image-count="0" meta:object-count="0" meta:page-count="3" meta:paragraph-count="146" meta:word-count="387" meta:character-count="4077" meta:non-whitespace-character-count="3612"/>
  </office:meta>
</office:document-meta>
</file>